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Heading_20_1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Heading_20_1">
      <style:paragraph-properties fo:break-before="page" fo:padding="0.074cm" fo:border-left="none" fo:border-right="none" fo:border-top="none" fo:border-bottom="0.002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ask Card</text:h>
      <text:p text:style-name="Text_20_body"/>
      <text:p text:style-name="Text_20_body">Title: ________________________________________________________ <text:s/>Story No: ________</text:p>
      <text:p text:style-name="Text_20_body"/>
      <text:p text:style-name="Text_20_body">Date: ____________ <text:s text:c="7"/>Type of story: <text:s text:c="2"/>NEW ( __ ) <text:s text:c="4"/>FIX ( __ ) <text:s text:c="4"/>ENHANCE <text:s/>( __ )</text:p>
      <text:p text:style-name="Text_20_body"/>
      <text:p text:style-name="Text_20_body">Task estimate:___________ <text:s text:c="8"/>Software engineer:______________________________________</text:p>
      <text:p text:style-name="P1"/>
      <text:p text:style-name="Text_20_body"/>
      <text:p text:style-name="Text_20_body">Task Description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Text_20_body">Notes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Task Card</text:h>
      <text:p text:style-name="Text_20_body"/>
      <text:p text:style-name="Text_20_body">Title: ________________________________________________________ <text:s/>Story No: ________</text:p>
      <text:p text:style-name="Text_20_body"/>
      <text:p text:style-name="Text_20_body">Date: ____________ <text:s text:c="7"/>Type of story: <text:s text:c="2"/>NEW ( __ ) <text:s text:c="4"/>FIX ( __ ) <text:s text:c="4"/>ENHANCE <text:s/>( __ )</text:p>
      <text:p text:style-name="Text_20_body"/>
      <text:p text:style-name="Text_20_body">Task estimate:___________ <text:s text:c="8"/>Software engineer:______________________________________</text:p>
      <text:p text:style-name="P1"/>
      <text:p text:style-name="Text_20_body"/>
      <text:p text:style-name="Text_20_body">Task Description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Text_20_body">Notes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Kereena Davidsen</dc:creator>
    <dc:date>2008-09-08T11:48:20</dc:date>
    <meta:editing-cycles>8</meta:editing-cycles>
    <meta:editing-duration>PT18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2" meta:word-count="38" meta:character-count="586"/>
  </office:meta>
</office:document-meta>
</file>